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3">
      <style:table-cell-properties fo:border-top="thin solid #000000" fo:border-bottom="thin solid #000000" fo:border-left="thin solid #000000" fo:border-right="none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1">
      <style:table-cell-properties style:vertical-align="automatic" fo:background-color="#FFFFFF"/>
    </style:style>
    <style:style style:name="ce22" style:family="table-cell" style:parent-style-name="Default" style:data-style-name="N3">
      <style:table-cell-properties style:vertical-align="automatic" fo:background-color="#FFFFFF"/>
    </style:style>
    <style:style style:name="ce2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1.217083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5.05354166666667cm"/>
    </style:style>
    <style:style style:name="co11" style:family="table-column">
      <style:table-column-properties fo:break-before="auto" style:column-width="1.32291666666667cm"/>
    </style:style>
    <style:style style:name="co12" style:family="table-column">
      <style:table-column-properties fo:break-before="auto" style:column-width="3.51895833333333cm"/>
    </style:style>
    <style:style style:name="co13" style:family="table-column">
      <style:table-column-properties fo:break-before="auto" style:column-width="4.49791666666667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3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33.75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Relatorio_Cargo_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number-columns-repeated="15" table:style-name="ce2"/>
          <table:table-cell table:number-columns-repeated="16369"/>
        </table:table-row>
        <table:table-row table:style-name="ro2">
          <table:table-cell office:value-type="string" table:number-columns-spanned="12" table:number-rows-spanned="1" table:style-name="ce13">
            <text:p>ANEXO III - QUANTITATIVO DE CARGO EM COMISSÃO E FUNÇÃO DE CONFIANÇA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3"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4">
          <table:table-cell table:number-columns-repeated="15" table:style-name="ce2"/>
          <table:table-cell table:number-columns-repeated="16369"/>
        </table:table-row>
        <table:table-row table:style-name="ro5">
          <table:table-cell office:value-type="string" table:number-columns-spanned="8" table:number-rows-spanned="1" table:style-name="ce14">
            <text:p>PODER/ÓRGÃO/UNIDADE: MINISTÉRIO PÚBLICO DA UNIÃO - MPU</text:p>
          </table:table-cell>
          <table:covered-table-cell table:number-columns-repeated="7"/>
          <table:table-cell table:style-name="ce2"/>
          <table:table-cell office:value-type="string" table:style-name="ce3">
            <text:p>Posição:</text:p>
          </table:table-cell>
          <table:table-cell office:value-type="date" office:date-value="2016-12-01T00:00:00" table:style-name="ce4">
            <text:p>dez/16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6">
          <table:table-cell office:value-type="string" table:number-columns-spanned="5" table:number-rows-spanned="4" table:style-name="ce15">
            <text:p>DENOMINAÇÃO</text:p>
          </table:table-cell>
          <table:covered-table-cell table:number-columns-repeated="4"/>
          <table:table-cell office:value-type="string" table:number-columns-spanned="6" table:number-rows-spanned="1" table:style-name="ce16">
            <text:p>QUANTIDADE</text:p>
          </table:table-cell>
          <table:covered-table-cell table:number-columns-repeated="5"/>
          <table:table-cell table:number-columns-repeated="4" table:style-name="ce2"/>
          <table:table-cell table:number-columns-repeated="16369"/>
        </table:table-row>
        <table:table-row table:style-name="ro5">
          <table:covered-table-cell/>
          <table:covered-table-cell table:number-columns-repeated="4"/>
          <table:table-cell office:value-type="string" table:number-columns-spanned="4" table:number-rows-spanned="1" table:style-name="ce17">
            <text:p>OCUPADO</text:p>
          </table:table-cell>
          <table:covered-table-cell table:number-columns-repeated="3"/>
          <table:table-cell office:value-type="string" table:number-columns-spanned="1" table:number-rows-spanned="3" table:style-name="ce17">
            <text:p>VAGO</text:p>
          </table:table-cell>
          <table:table-cell office:value-type="string" table:number-columns-spanned="1" table:number-rows-spanned="3" table:style-name="ce16">
            <text:p>TOTAL</text:p>
          </table:table-cell>
          <table:table-cell table:number-columns-repeated="4" table:style-name="ce2"/>
          <table:table-cell table:number-columns-repeated="16369"/>
        </table:table-row>
        <table:table-row table:style-name="ro7">
          <table:covered-table-cell/>
          <table:covered-table-cell table:number-columns-repeated="4"/>
          <table:table-cell office:value-type="string" table:number-columns-spanned="2" table:number-rows-spanned="1" table:style-name="ce17">
            <text:p>COM VÍNCULO</text:p>
          </table:table-cell>
          <table:covered-table-cell/>
          <table:table-cell office:value-type="string" table:number-columns-spanned="1" table:number-rows-spanned="2" table:style-name="ce17">
            <text:p>SEM<text:s/></text:p>
            <text:p>VÍNCULO</text:p>
          </table:table-cell>
          <table:table-cell office:value-type="string" table:number-columns-spanned="1" table:number-rows-spanned="2" table:style-name="ce17">
            <text:p>SUBTOTAL</text:p>
          </table:table-cell>
          <table:covered-table-cell/>
          <table:covered-table-cell/>
          <table:table-cell table:number-columns-repeated="4" table:style-name="ce2"/>
          <table:table-cell table:number-columns-repeated="16369"/>
        </table:table-row>
        <table:table-row table:style-name="ro8">
          <table:covered-table-cell/>
          <table:covered-table-cell table:number-columns-repeated="4"/>
          <table:table-cell office:value-type="string" table:style-name="ce5">
            <text:p>COM OPÇÃO</text:p>
          </table:table-cell>
          <table:table-cell office:value-type="string" table:style-name="ce6">
            <text:p>SEM OPÇÃO</text:p>
          </table:table-cell>
          <table:covered-table-cell/>
          <table:covered-table-cell/>
          <table:covered-table-cell/>
          <table:covered-table-cell/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7</text:p>
          </table:table-cell>
          <table:covered-table-cell table:number-columns-repeated="4"/>
          <table:table-cell office:value-type="float" office:value="2" table:formula="of:=['file:///C:/Users/User/Desktop/SUBPLAN/PORTARIAS%20SOF/1%20-%20MPF/anexo_III_2016_xls.xls'#'Anexo_3_Tabela_1_Quantitati_(2'.D11]+['file:///C:/Users/User/Desktop/SUBPLAN/PORTARIAS%20SOF/2%20-%20MPM/anexo-iii-tabela-1-quantitativo_cargo_comissao_funcao-dap-2.ods'#'Quantitativo_Relatorio_Carg_(2'.F10]+['file:///C:/Users/User/Desktop/SUBPLAN/PORTARIAS%20SOF/3%20-%20MPDFT/anexo_iii_-_tabela_1.xls'#Quantitativo_Relatorio_Cargo_Co.F10]+['file:///C:/Users/User/Desktop/SUBPLAN/PORTARIAS%20SOF/4%20-%20MPT/Anexo_3_Tabela_1_Quantitativo_Cargo_Comissao_Funcao_12_2016_MP_V2T.xls'#'Anexo_3_Tabela_1_Quantitati_(2'.D10]+['file:///C:/Users/User/Desktop/SUBPLAN/PORTARIAS%20SOF/5%20-%20ESMPU/Anexo%20III%20-%20tabela%201%20Quantitativo%20de%20Cargos%20em%20Comiss%E3o%20e%20Fun%E7%E3o%20de%20Confian%E7a%20ESMPU%20-%20dez2016.ods'#'Quantitativo_Fisico_Pessoal_(2'.E9]" table:style-name="ce7">
            <text:p>2</text:p>
          </table:table-cell>
          <table:table-cell office:value-type="float" office:value="0" table:formula="of:=['file:///C:/Users/User/Desktop/SUBPLAN/PORTARIAS%20SOF/1%20-%20MPF/anexo_III_2016_xls.xls'#'Anexo_3_Tabela_1_Quantitati_(2'.E11]+['file:///C:/Users/User/Desktop/SUBPLAN/PORTARIAS%20SOF/2%20-%20MPM/anexo-iii-tabela-1-quantitativo_cargo_comissao_funcao-dap-2.ods'#'Quantitativo_Relatorio_Carg_(2'.G10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0]+['file:///C:/Users/User/Desktop/SUBPLAN/PORTARIAS%20SOF/5%20-%20ESMPU/Anexo%20III%20-%20tabela%201%20Quantitativo%20de%20Cargos%20em%20Comiss%E3o%20e%20Fun%E7%E3o%20de%20Confian%E7a%20ESMPU%20-%20dez2016.ods'#'Quantitativo_Fisico_Pessoal_(2'.F9]" table:style-name="ce7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F11]+['file:///C:/Users/User/Desktop/SUBPLAN/PORTARIAS%20SOF/2%20-%20MPM/anexo-iii-tabela-1-quantitativo_cargo_comissao_funcao-dap-2.ods'#'Quantitativo_Relatorio_Carg_(2'.H10]+['file:///C:/Users/User/Desktop/SUBPLAN/PORTARIAS%20SOF/3%20-%20MPDFT/anexo_iii_-_tabela_1.xls'#Quantitativo_Relatorio_Cargo_Co.G10]+['file:///C:/Users/User/Desktop/SUBPLAN/PORTARIAS%20SOF/4%20-%20MPT/Anexo_3_Tabela_1_Quantitativo_Cargo_Comissao_Funcao_12_2016_MP_V2T.xls'#'Anexo_3_Tabela_1_Quantitati_(2'.F10]+['file:///C:/Users/User/Desktop/SUBPLAN/PORTARIAS%20SOF/5%20-%20ESMPU/Anexo%20III%20-%20tabela%201%20Quantitativo%20de%20Cargos%20em%20Comiss%E3o%20e%20Fun%E7%E3o%20de%20Confian%E7a%20ESMPU%20-%20dez2016.ods'#'Quantitativo_Fisico_Pessoal_(2'.G9]" table:style-name="ce7">
            <text:p>0</text:p>
          </table:table-cell>
          <table:table-cell office:value-type="float" office:value="0" table:formula="of:=[.F10]+[.G10]+[.H10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1]+['file:///C:/Users/User/Desktop/SUBPLAN/PORTARIAS%20SOF/2%20-%20MPM/anexo-iii-tabela-1-quantitativo_cargo_comissao_funcao-dap-2.ods'#'Quantitativo_Relatorio_Carg_(2'.J10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0]+['file:///C:/Users/User/Desktop/SUBPLAN/PORTARIAS%20SOF/5%20-%20ESMPU/Anexo%20III%20-%20tabela%201%20Quantitativo%20de%20Cargos%20em%20Comiss%E3o%20e%20Fun%E7%E3o%20de%20Confian%E7a%20ESMPU%20-%20dez2016.ods'#'Quantitativo_Fisico_Pessoal_(2'.I9]" table:style-name="ce7">
            <text:p>#REF!</text:p>
          </table:table-cell>
          <table:table-cell office:value-type="float" office:value="0" table:formula="of:=[.I10]+[.J10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6</text:p>
          </table:table-cell>
          <table:covered-table-cell table:number-columns-repeated="4"/>
          <table:table-cell office:value-type="float" office:value="55" table:formula="of:=['file:///C:/Users/User/Desktop/SUBPLAN/PORTARIAS%20SOF/1%20-%20MPF/anexo_III_2016_xls.xls'#'Anexo_3_Tabela_1_Quantitati_(2'.D12]+['file:///C:/Users/User/Desktop/SUBPLAN/PORTARIAS%20SOF/2%20-%20MPM/anexo-iii-tabela-1-quantitativo_cargo_comissao_funcao-dap-2.ods'#'Quantitativo_Relatorio_Carg_(2'.F11]+['file:///C:/Users/User/Desktop/SUBPLAN/PORTARIAS%20SOF/3%20-%20MPDFT/anexo_iii_-_tabela_1.xls'#Quantitativo_Relatorio_Cargo_Co.F11]+['file:///C:/Users/User/Desktop/SUBPLAN/PORTARIAS%20SOF/4%20-%20MPT/Anexo_3_Tabela_1_Quantitativo_Cargo_Comissao_Funcao_12_2016_MP_V2T.xls'#'Anexo_3_Tabela_1_Quantitati_(2'.D11]+['file:///C:/Users/User/Desktop/SUBPLAN/PORTARIAS%20SOF/5%20-%20ESMPU/Anexo%20III%20-%20tabela%201%20Quantitativo%20de%20Cargos%20em%20Comiss%E3o%20e%20Fun%E7%E3o%20de%20Confian%E7a%20ESMPU%20-%20dez2016.ods'#'Quantitativo_Fisico_Pessoal_(2'.E10]" table:style-name="ce7">
            <text:p>55</text:p>
          </table:table-cell>
          <table:table-cell office:value-type="float" office:value="0" table:formula="of:=['file:///C:/Users/User/Desktop/SUBPLAN/PORTARIAS%20SOF/1%20-%20MPF/anexo_III_2016_xls.xls'#'Anexo_3_Tabela_1_Quantitati_(2'.E12]+['file:///C:/Users/User/Desktop/SUBPLAN/PORTARIAS%20SOF/2%20-%20MPM/anexo-iii-tabela-1-quantitativo_cargo_comissao_funcao-dap-2.ods'#'Quantitativo_Relatorio_Carg_(2'.G11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1]+['file:///C:/Users/User/Desktop/SUBPLAN/PORTARIAS%20SOF/5%20-%20ESMPU/Anexo%20III%20-%20tabela%201%20Quantitativo%20de%20Cargos%20em%20Comiss%E3o%20e%20Fun%E7%E3o%20de%20Confian%E7a%20ESMPU%20-%20dez2016.ods'#'Quantitativo_Fisico_Pessoal_(2'.F10]" table:style-name="ce7">
            <text:p>#REF!</text:p>
          </table:table-cell>
          <table:table-cell office:value-type="float" office:value="13" table:formula="of:=['file:///C:/Users/User/Desktop/SUBPLAN/PORTARIAS%20SOF/1%20-%20MPF/anexo_III_2016_xls.xls'#'Anexo_3_Tabela_1_Quantitati_(2'.F12]+['file:///C:/Users/User/Desktop/SUBPLAN/PORTARIAS%20SOF/2%20-%20MPM/anexo-iii-tabela-1-quantitativo_cargo_comissao_funcao-dap-2.ods'#'Quantitativo_Relatorio_Carg_(2'.H11]+['file:///C:/Users/User/Desktop/SUBPLAN/PORTARIAS%20SOF/3%20-%20MPDFT/anexo_iii_-_tabela_1.xls'#Quantitativo_Relatorio_Cargo_Co.G11]+['file:///C:/Users/User/Desktop/SUBPLAN/PORTARIAS%20SOF/4%20-%20MPT/Anexo_3_Tabela_1_Quantitativo_Cargo_Comissao_Funcao_12_2016_MP_V2T.xls'#'Anexo_3_Tabela_1_Quantitati_(2'.F11]+['file:///C:/Users/User/Desktop/SUBPLAN/PORTARIAS%20SOF/5%20-%20ESMPU/Anexo%20III%20-%20tabela%201%20Quantitativo%20de%20Cargos%20em%20Comiss%E3o%20e%20Fun%E7%E3o%20de%20Confian%E7a%20ESMPU%20-%20dez2016.ods'#'Quantitativo_Fisico_Pessoal_(2'.G10]" table:style-name="ce7">
            <text:p>13</text:p>
          </table:table-cell>
          <table:table-cell office:value-type="float" office:value="0" table:formula="of:=[.F11]+[.G11]+[.H11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2]+['file:///C:/Users/User/Desktop/SUBPLAN/PORTARIAS%20SOF/2%20-%20MPM/anexo-iii-tabela-1-quantitativo_cargo_comissao_funcao-dap-2.ods'#'Quantitativo_Relatorio_Carg_(2'.J11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1]+['file:///C:/Users/User/Desktop/SUBPLAN/PORTARIAS%20SOF/5%20-%20ESMPU/Anexo%20III%20-%20tabela%201%20Quantitativo%20de%20Cargos%20em%20Comiss%E3o%20e%20Fun%E7%E3o%20de%20Confian%E7a%20ESMPU%20-%20dez2016.ods'#'Quantitativo_Fisico_Pessoal_(2'.I10]" table:style-name="ce7">
            <text:p>#REF!</text:p>
          </table:table-cell>
          <table:table-cell office:value-type="float" office:value="0" table:formula="of:=[.I11]+[.J11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10">
          <table:table-cell office:value-type="string" table:number-columns-spanned="5" table:number-rows-spanned="1" table:style-name="ce18">
            <text:p>CC-5</text:p>
          </table:table-cell>
          <table:covered-table-cell table:number-columns-repeated="4"/>
          <table:table-cell office:value-type="float" office:value="195" table:formula="of:=['file:///C:/Users/User/Desktop/SUBPLAN/PORTARIAS%20SOF/1%20-%20MPF/anexo_III_2016_xls.xls'#'Anexo_3_Tabela_1_Quantitati_(2'.D13]+['file:///C:/Users/User/Desktop/SUBPLAN/PORTARIAS%20SOF/2%20-%20MPM/anexo-iii-tabela-1-quantitativo_cargo_comissao_funcao-dap-2.ods'#'Quantitativo_Relatorio_Carg_(2'.F12]+['file:///C:/Users/User/Desktop/SUBPLAN/PORTARIAS%20SOF/3%20-%20MPDFT/anexo_iii_-_tabela_1.xls'#Quantitativo_Relatorio_Cargo_Co.F12]+['file:///C:/Users/User/Desktop/SUBPLAN/PORTARIAS%20SOF/4%20-%20MPT/Anexo_3_Tabela_1_Quantitativo_Cargo_Comissao_Funcao_12_2016_MP_V2T.xls'#'Anexo_3_Tabela_1_Quantitati_(2'.D12]+['file:///C:/Users/User/Desktop/SUBPLAN/PORTARIAS%20SOF/5%20-%20ESMPU/Anexo%20III%20-%20tabela%201%20Quantitativo%20de%20Cargos%20em%20Comiss%E3o%20e%20Fun%E7%E3o%20de%20Confian%E7a%20ESMPU%20-%20dez2016.ods'#'Quantitativo_Fisico_Pessoal_(2'.E11]" table:style-name="ce7">
            <text:p>195</text:p>
          </table:table-cell>
          <table:table-cell office:value-type="float" office:value="0" table:formula="of:=['file:///C:/Users/User/Desktop/SUBPLAN/PORTARIAS%20SOF/1%20-%20MPF/anexo_III_2016_xls.xls'#'Anexo_3_Tabela_1_Quantitati_(2'.E13]+['file:///C:/Users/User/Desktop/SUBPLAN/PORTARIAS%20SOF/2%20-%20MPM/anexo-iii-tabela-1-quantitativo_cargo_comissao_funcao-dap-2.ods'#'Quantitativo_Relatorio_Carg_(2'.G12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2]+['file:///C:/Users/User/Desktop/SUBPLAN/PORTARIAS%20SOF/5%20-%20ESMPU/Anexo%20III%20-%20tabela%201%20Quantitativo%20de%20Cargos%20em%20Comiss%E3o%20e%20Fun%E7%E3o%20de%20Confian%E7a%20ESMPU%20-%20dez2016.ods'#'Quantitativo_Fisico_Pessoal_(2'.F11]" table:style-name="ce7">
            <text:p>#REF!</text:p>
          </table:table-cell>
          <table:table-cell office:value-type="float" office:value="68" table:formula="of:=['file:///C:/Users/User/Desktop/SUBPLAN/PORTARIAS%20SOF/1%20-%20MPF/anexo_III_2016_xls.xls'#'Anexo_3_Tabela_1_Quantitati_(2'.F13]+['file:///C:/Users/User/Desktop/SUBPLAN/PORTARIAS%20SOF/2%20-%20MPM/anexo-iii-tabela-1-quantitativo_cargo_comissao_funcao-dap-2.ods'#'Quantitativo_Relatorio_Carg_(2'.H12]+['file:///C:/Users/User/Desktop/SUBPLAN/PORTARIAS%20SOF/3%20-%20MPDFT/anexo_iii_-_tabela_1.xls'#Quantitativo_Relatorio_Cargo_Co.G12]+['file:///C:/Users/User/Desktop/SUBPLAN/PORTARIAS%20SOF/4%20-%20MPT/Anexo_3_Tabela_1_Quantitativo_Cargo_Comissao_Funcao_12_2016_MP_V2T.xls'#'Anexo_3_Tabela_1_Quantitati_(2'.F12]+['file:///C:/Users/User/Desktop/SUBPLAN/PORTARIAS%20SOF/5%20-%20ESMPU/Anexo%20III%20-%20tabela%201%20Quantitativo%20de%20Cargos%20em%20Comiss%E3o%20e%20Fun%E7%E3o%20de%20Confian%E7a%20ESMPU%20-%20dez2016.ods'#'Quantitativo_Fisico_Pessoal_(2'.G11]" table:style-name="ce7">
            <text:p>68</text:p>
          </table:table-cell>
          <table:table-cell office:value-type="float" office:value="0" table:formula="of:=[.F12]+[.G12]+[.H12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3]+['file:///C:/Users/User/Desktop/SUBPLAN/PORTARIAS%20SOF/2%20-%20MPM/anexo-iii-tabela-1-quantitativo_cargo_comissao_funcao-dap-2.ods'#'Quantitativo_Relatorio_Carg_(2'.J12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2]+['file:///C:/Users/User/Desktop/SUBPLAN/PORTARIAS%20SOF/5%20-%20ESMPU/Anexo%20III%20-%20tabela%201%20Quantitativo%20de%20Cargos%20em%20Comiss%E3o%20e%20Fun%E7%E3o%20de%20Confian%E7a%20ESMPU%20-%20dez2016.ods'#'Quantitativo_Fisico_Pessoal_(2'.I11]" table:style-name="ce7">
            <text:p>#REF!</text:p>
          </table:table-cell>
          <table:table-cell office:value-type="float" office:value="0" table:formula="of:=[.I12]+[.J12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4</text:p>
          </table:table-cell>
          <table:covered-table-cell table:number-columns-repeated="4"/>
          <table:table-cell office:value-type="float" office:value="137" table:formula="of:=['file:///C:/Users/User/Desktop/SUBPLAN/PORTARIAS%20SOF/1%20-%20MPF/anexo_III_2016_xls.xls'#'Anexo_3_Tabela_1_Quantitati_(2'.D14]+['file:///C:/Users/User/Desktop/SUBPLAN/PORTARIAS%20SOF/2%20-%20MPM/anexo-iii-tabela-1-quantitativo_cargo_comissao_funcao-dap-2.ods'#'Quantitativo_Relatorio_Carg_(2'.F13]+['file:///C:/Users/User/Desktop/SUBPLAN/PORTARIAS%20SOF/3%20-%20MPDFT/anexo_iii_-_tabela_1.xls'#Quantitativo_Relatorio_Cargo_Co.F13]+['file:///C:/Users/User/Desktop/SUBPLAN/PORTARIAS%20SOF/4%20-%20MPT/Anexo_3_Tabela_1_Quantitativo_Cargo_Comissao_Funcao_12_2016_MP_V2T.xls'#'Anexo_3_Tabela_1_Quantitati_(2'.D13]+['file:///C:/Users/User/Desktop/SUBPLAN/PORTARIAS%20SOF/5%20-%20ESMPU/Anexo%20III%20-%20tabela%201%20Quantitativo%20de%20Cargos%20em%20Comiss%E3o%20e%20Fun%E7%E3o%20de%20Confian%E7a%20ESMPU%20-%20dez2016.ods'#'Quantitativo_Fisico_Pessoal_(2'.E12]" table:style-name="ce7">
            <text:p>137</text:p>
          </table:table-cell>
          <table:table-cell office:value-type="float" office:value="0" table:formula="of:=['file:///C:/Users/User/Desktop/SUBPLAN/PORTARIAS%20SOF/1%20-%20MPF/anexo_III_2016_xls.xls'#'Anexo_3_Tabela_1_Quantitati_(2'.E14]+['file:///C:/Users/User/Desktop/SUBPLAN/PORTARIAS%20SOF/2%20-%20MPM/anexo-iii-tabela-1-quantitativo_cargo_comissao_funcao-dap-2.ods'#'Quantitativo_Relatorio_Carg_(2'.G13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3]+['file:///C:/Users/User/Desktop/SUBPLAN/PORTARIAS%20SOF/5%20-%20ESMPU/Anexo%20III%20-%20tabela%201%20Quantitativo%20de%20Cargos%20em%20Comiss%E3o%20e%20Fun%E7%E3o%20de%20Confian%E7a%20ESMPU%20-%20dez2016.ods'#'Quantitativo_Fisico_Pessoal_(2'.F12]" table:style-name="ce7">
            <text:p>#REF!</text:p>
          </table:table-cell>
          <table:table-cell office:value-type="float" office:value="130" table:formula="of:=['file:///C:/Users/User/Desktop/SUBPLAN/PORTARIAS%20SOF/1%20-%20MPF/anexo_III_2016_xls.xls'#'Anexo_3_Tabela_1_Quantitati_(2'.F14]+['file:///C:/Users/User/Desktop/SUBPLAN/PORTARIAS%20SOF/2%20-%20MPM/anexo-iii-tabela-1-quantitativo_cargo_comissao_funcao-dap-2.ods'#'Quantitativo_Relatorio_Carg_(2'.H13]+['file:///C:/Users/User/Desktop/SUBPLAN/PORTARIAS%20SOF/3%20-%20MPDFT/anexo_iii_-_tabela_1.xls'#Quantitativo_Relatorio_Cargo_Co.G13]+['file:///C:/Users/User/Desktop/SUBPLAN/PORTARIAS%20SOF/4%20-%20MPT/Anexo_3_Tabela_1_Quantitativo_Cargo_Comissao_Funcao_12_2016_MP_V2T.xls'#'Anexo_3_Tabela_1_Quantitati_(2'.F13]+['file:///C:/Users/User/Desktop/SUBPLAN/PORTARIAS%20SOF/5%20-%20ESMPU/Anexo%20III%20-%20tabela%201%20Quantitativo%20de%20Cargos%20em%20Comiss%E3o%20e%20Fun%E7%E3o%20de%20Confian%E7a%20ESMPU%20-%20dez2016.ods'#'Quantitativo_Fisico_Pessoal_(2'.G12]" table:style-name="ce7">
            <text:p>130</text:p>
          </table:table-cell>
          <table:table-cell office:value-type="float" office:value="0" table:formula="of:=[.F13]+[.G13]+[.H13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4]+['file:///C:/Users/User/Desktop/SUBPLAN/PORTARIAS%20SOF/2%20-%20MPM/anexo-iii-tabela-1-quantitativo_cargo_comissao_funcao-dap-2.ods'#'Quantitativo_Relatorio_Carg_(2'.J13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3]+['file:///C:/Users/User/Desktop/SUBPLAN/PORTARIAS%20SOF/5%20-%20ESMPU/Anexo%20III%20-%20tabela%201%20Quantitativo%20de%20Cargos%20em%20Comiss%E3o%20e%20Fun%E7%E3o%20de%20Confian%E7a%20ESMPU%20-%20dez2016.ods'#'Quantitativo_Fisico_Pessoal_(2'.I12]" table:style-name="ce7">
            <text:p>#REF!</text:p>
          </table:table-cell>
          <table:table-cell office:value-type="float" office:value="0" table:formula="of:=[.I13]+[.J13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3</text:p>
          </table:table-cell>
          <table:covered-table-cell table:number-columns-repeated="4"/>
          <table:table-cell office:value-type="float" office:value="310" table:formula="of:=['file:///C:/Users/User/Desktop/SUBPLAN/PORTARIAS%20SOF/1%20-%20MPF/anexo_III_2016_xls.xls'#'Anexo_3_Tabela_1_Quantitati_(2'.D15]+['file:///C:/Users/User/Desktop/SUBPLAN/PORTARIAS%20SOF/2%20-%20MPM/anexo-iii-tabela-1-quantitativo_cargo_comissao_funcao-dap-2.ods'#'Quantitativo_Relatorio_Carg_(2'.F14]+['file:///C:/Users/User/Desktop/SUBPLAN/PORTARIAS%20SOF/3%20-%20MPDFT/anexo_iii_-_tabela_1.xls'#Quantitativo_Relatorio_Cargo_Co.F14]+['file:///C:/Users/User/Desktop/SUBPLAN/PORTARIAS%20SOF/4%20-%20MPT/Anexo_3_Tabela_1_Quantitativo_Cargo_Comissao_Funcao_12_2016_MP_V2T.xls'#'Anexo_3_Tabela_1_Quantitati_(2'.D14]+['file:///C:/Users/User/Desktop/SUBPLAN/PORTARIAS%20SOF/5%20-%20ESMPU/Anexo%20III%20-%20tabela%201%20Quantitativo%20de%20Cargos%20em%20Comiss%E3o%20e%20Fun%E7%E3o%20de%20Confian%E7a%20ESMPU%20-%20dez2016.ods'#'Quantitativo_Fisico_Pessoal_(2'.E13]" table:style-name="ce7">
            <text:p>310</text:p>
          </table:table-cell>
          <table:table-cell office:value-type="float" office:value="0" table:formula="of:=['file:///C:/Users/User/Desktop/SUBPLAN/PORTARIAS%20SOF/1%20-%20MPF/anexo_III_2016_xls.xls'#'Anexo_3_Tabela_1_Quantitati_(2'.E15]+['file:///C:/Users/User/Desktop/SUBPLAN/PORTARIAS%20SOF/2%20-%20MPM/anexo-iii-tabela-1-quantitativo_cargo_comissao_funcao-dap-2.ods'#'Quantitativo_Relatorio_Carg_(2'.G14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4]+['file:///C:/Users/User/Desktop/SUBPLAN/PORTARIAS%20SOF/5%20-%20ESMPU/Anexo%20III%20-%20tabela%201%20Quantitativo%20de%20Cargos%20em%20Comiss%E3o%20e%20Fun%E7%E3o%20de%20Confian%E7a%20ESMPU%20-%20dez2016.ods'#'Quantitativo_Fisico_Pessoal_(2'.F13]" table:style-name="ce7">
            <text:p>#REF!</text:p>
          </table:table-cell>
          <table:table-cell office:value-type="float" office:value="65" table:formula="of:=['file:///C:/Users/User/Desktop/SUBPLAN/PORTARIAS%20SOF/1%20-%20MPF/anexo_III_2016_xls.xls'#'Anexo_3_Tabela_1_Quantitati_(2'.F15]+['file:///C:/Users/User/Desktop/SUBPLAN/PORTARIAS%20SOF/2%20-%20MPM/anexo-iii-tabela-1-quantitativo_cargo_comissao_funcao-dap-2.ods'#'Quantitativo_Relatorio_Carg_(2'.H14]+['file:///C:/Users/User/Desktop/SUBPLAN/PORTARIAS%20SOF/3%20-%20MPDFT/anexo_iii_-_tabela_1.xls'#Quantitativo_Relatorio_Cargo_Co.G14]+['file:///C:/Users/User/Desktop/SUBPLAN/PORTARIAS%20SOF/4%20-%20MPT/Anexo_3_Tabela_1_Quantitativo_Cargo_Comissao_Funcao_12_2016_MP_V2T.xls'#'Anexo_3_Tabela_1_Quantitati_(2'.F14]+['file:///C:/Users/User/Desktop/SUBPLAN/PORTARIAS%20SOF/5%20-%20ESMPU/Anexo%20III%20-%20tabela%201%20Quantitativo%20de%20Cargos%20em%20Comiss%E3o%20e%20Fun%E7%E3o%20de%20Confian%E7a%20ESMPU%20-%20dez2016.ods'#'Quantitativo_Fisico_Pessoal_(2'.G13]" table:style-name="ce7">
            <text:p>65</text:p>
          </table:table-cell>
          <table:table-cell office:value-type="float" office:value="0" table:formula="of:=[.F14]+[.G14]+[.H14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5]+['file:///C:/Users/User/Desktop/SUBPLAN/PORTARIAS%20SOF/2%20-%20MPM/anexo-iii-tabela-1-quantitativo_cargo_comissao_funcao-dap-2.ods'#'Quantitativo_Relatorio_Carg_(2'.J14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4]+['file:///C:/Users/User/Desktop/SUBPLAN/PORTARIAS%20SOF/5%20-%20ESMPU/Anexo%20III%20-%20tabela%201%20Quantitativo%20de%20Cargos%20em%20Comiss%E3o%20e%20Fun%E7%E3o%20de%20Confian%E7a%20ESMPU%20-%20dez2016.ods'#'Quantitativo_Fisico_Pessoal_(2'.I13]" table:style-name="ce7">
            <text:p>#REF!</text:p>
          </table:table-cell>
          <table:table-cell office:value-type="float" office:value="0" table:formula="of:=[.I14]+[.J14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2</text:p>
          </table:table-cell>
          <table:covered-table-cell table:number-columns-repeated="4"/>
          <table:table-cell office:value-type="float" office:value="1129" table:formula="of:=['file:///C:/Users/User/Desktop/SUBPLAN/PORTARIAS%20SOF/1%20-%20MPF/anexo_III_2016_xls.xls'#'Anexo_3_Tabela_1_Quantitati_(2'.D16]+['file:///C:/Users/User/Desktop/SUBPLAN/PORTARIAS%20SOF/2%20-%20MPM/anexo-iii-tabela-1-quantitativo_cargo_comissao_funcao-dap-2.ods'#'Quantitativo_Relatorio_Carg_(2'.F15]+['file:///C:/Users/User/Desktop/SUBPLAN/PORTARIAS%20SOF/3%20-%20MPDFT/anexo_iii_-_tabela_1.xls'#Quantitativo_Relatorio_Cargo_Co.F15]+['file:///C:/Users/User/Desktop/SUBPLAN/PORTARIAS%20SOF/4%20-%20MPT/Anexo_3_Tabela_1_Quantitativo_Cargo_Comissao_Funcao_12_2016_MP_V2T.xls'#'Anexo_3_Tabela_1_Quantitati_(2'.D15]+['file:///C:/Users/User/Desktop/SUBPLAN/PORTARIAS%20SOF/5%20-%20ESMPU/Anexo%20III%20-%20tabela%201%20Quantitativo%20de%20Cargos%20em%20Comiss%E3o%20e%20Fun%E7%E3o%20de%20Confian%E7a%20ESMPU%20-%20dez2016.ods'#'Quantitativo_Fisico_Pessoal_(2'.E14]" table:style-name="ce7">
            <text:p>1129</text:p>
          </table:table-cell>
          <table:table-cell office:value-type="float" office:value="0" table:formula="of:=['file:///C:/Users/User/Desktop/SUBPLAN/PORTARIAS%20SOF/1%20-%20MPF/anexo_III_2016_xls.xls'#'Anexo_3_Tabela_1_Quantitati_(2'.E16]+['file:///C:/Users/User/Desktop/SUBPLAN/PORTARIAS%20SOF/2%20-%20MPM/anexo-iii-tabela-1-quantitativo_cargo_comissao_funcao-dap-2.ods'#'Quantitativo_Relatorio_Carg_(2'.G15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5]+['file:///C:/Users/User/Desktop/SUBPLAN/PORTARIAS%20SOF/5%20-%20ESMPU/Anexo%20III%20-%20tabela%201%20Quantitativo%20de%20Cargos%20em%20Comiss%E3o%20e%20Fun%E7%E3o%20de%20Confian%E7a%20ESMPU%20-%20dez2016.ods'#'Quantitativo_Fisico_Pessoal_(2'.F14]" table:style-name="ce7">
            <text:p>#REF!</text:p>
          </table:table-cell>
          <table:table-cell office:value-type="float" office:value="1007" table:formula="of:=['file:///C:/Users/User/Desktop/SUBPLAN/PORTARIAS%20SOF/1%20-%20MPF/anexo_III_2016_xls.xls'#'Anexo_3_Tabela_1_Quantitati_(2'.F16]+['file:///C:/Users/User/Desktop/SUBPLAN/PORTARIAS%20SOF/2%20-%20MPM/anexo-iii-tabela-1-quantitativo_cargo_comissao_funcao-dap-2.ods'#'Quantitativo_Relatorio_Carg_(2'.H15]+['file:///C:/Users/User/Desktop/SUBPLAN/PORTARIAS%20SOF/3%20-%20MPDFT/anexo_iii_-_tabela_1.xls'#Quantitativo_Relatorio_Cargo_Co.G15]+['file:///C:/Users/User/Desktop/SUBPLAN/PORTARIAS%20SOF/4%20-%20MPT/Anexo_3_Tabela_1_Quantitativo_Cargo_Comissao_Funcao_12_2016_MP_V2T.xls'#'Anexo_3_Tabela_1_Quantitati_(2'.F15]+['file:///C:/Users/User/Desktop/SUBPLAN/PORTARIAS%20SOF/5%20-%20ESMPU/Anexo%20III%20-%20tabela%201%20Quantitativo%20de%20Cargos%20em%20Comiss%E3o%20e%20Fun%E7%E3o%20de%20Confian%E7a%20ESMPU%20-%20dez2016.ods'#'Quantitativo_Fisico_Pessoal_(2'.G14]" table:style-name="ce7">
            <text:p>1007</text:p>
          </table:table-cell>
          <table:table-cell office:value-type="float" office:value="0" table:formula="of:=[.F15]+[.G15]+[.H15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6]+['file:///C:/Users/User/Desktop/SUBPLAN/PORTARIAS%20SOF/2%20-%20MPM/anexo-iii-tabela-1-quantitativo_cargo_comissao_funcao-dap-2.ods'#'Quantitativo_Relatorio_Carg_(2'.J15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5]+['file:///C:/Users/User/Desktop/SUBPLAN/PORTARIAS%20SOF/5%20-%20ESMPU/Anexo%20III%20-%20tabela%201%20Quantitativo%20de%20Cargos%20em%20Comiss%E3o%20e%20Fun%E7%E3o%20de%20Confian%E7a%20ESMPU%20-%20dez2016.ods'#'Quantitativo_Fisico_Pessoal_(2'.I14]" table:style-name="ce7">
            <text:p>#REF!</text:p>
          </table:table-cell>
          <table:table-cell office:value-type="float" office:value="0" table:formula="of:=[.I15]+[.J15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1</text:p>
          </table:table-cell>
          <table:covered-table-cell table:number-columns-repeated="4"/>
          <table:table-cell office:value-type="float" office:value="263" table:formula="of:=['file:///C:/Users/User/Desktop/SUBPLAN/PORTARIAS%20SOF/1%20-%20MPF/anexo_III_2016_xls.xls'#'Anexo_3_Tabela_1_Quantitati_(2'.D17]+['file:///C:/Users/User/Desktop/SUBPLAN/PORTARIAS%20SOF/2%20-%20MPM/anexo-iii-tabela-1-quantitativo_cargo_comissao_funcao-dap-2.ods'#'Quantitativo_Relatorio_Carg_(2'.F16]+['file:///C:/Users/User/Desktop/SUBPLAN/PORTARIAS%20SOF/3%20-%20MPDFT/anexo_iii_-_tabela_1.xls'#Quantitativo_Relatorio_Cargo_Co.F16]+['file:///C:/Users/User/Desktop/SUBPLAN/PORTARIAS%20SOF/4%20-%20MPT/Anexo_3_Tabela_1_Quantitativo_Cargo_Comissao_Funcao_12_2016_MP_V2T.xls'#'Anexo_3_Tabela_1_Quantitati_(2'.D16]+['file:///C:/Users/User/Desktop/SUBPLAN/PORTARIAS%20SOF/5%20-%20ESMPU/Anexo%20III%20-%20tabela%201%20Quantitativo%20de%20Cargos%20em%20Comiss%E3o%20e%20Fun%E7%E3o%20de%20Confian%E7a%20ESMPU%20-%20dez2016.ods'#'Quantitativo_Fisico_Pessoal_(2'.E15]" table:style-name="ce7">
            <text:p>263</text:p>
          </table:table-cell>
          <table:table-cell office:value-type="float" office:value="0" table:formula="of:=['file:///C:/Users/User/Desktop/SUBPLAN/PORTARIAS%20SOF/1%20-%20MPF/anexo_III_2016_xls.xls'#'Anexo_3_Tabela_1_Quantitati_(2'.E17]+['file:///C:/Users/User/Desktop/SUBPLAN/PORTARIAS%20SOF/2%20-%20MPM/anexo-iii-tabela-1-quantitativo_cargo_comissao_funcao-dap-2.ods'#'Quantitativo_Relatorio_Carg_(2'.G16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6]+['file:///C:/Users/User/Desktop/SUBPLAN/PORTARIAS%20SOF/5%20-%20ESMPU/Anexo%20III%20-%20tabela%201%20Quantitativo%20de%20Cargos%20em%20Comiss%E3o%20e%20Fun%E7%E3o%20de%20Confian%E7a%20ESMPU%20-%20dez2016.ods'#'Quantitativo_Fisico_Pessoal_(2'.F15]" table:style-name="ce7">
            <text:p>#REF!</text:p>
          </table:table-cell>
          <table:table-cell office:value-type="float" office:value="371" table:formula="of:=['file:///C:/Users/User/Desktop/SUBPLAN/PORTARIAS%20SOF/1%20-%20MPF/anexo_III_2016_xls.xls'#'Anexo_3_Tabela_1_Quantitati_(2'.F17]+['file:///C:/Users/User/Desktop/SUBPLAN/PORTARIAS%20SOF/2%20-%20MPM/anexo-iii-tabela-1-quantitativo_cargo_comissao_funcao-dap-2.ods'#'Quantitativo_Relatorio_Carg_(2'.H16]+['file:///C:/Users/User/Desktop/SUBPLAN/PORTARIAS%20SOF/3%20-%20MPDFT/anexo_iii_-_tabela_1.xls'#Quantitativo_Relatorio_Cargo_Co.G16]+['file:///C:/Users/User/Desktop/SUBPLAN/PORTARIAS%20SOF/4%20-%20MPT/Anexo_3_Tabela_1_Quantitativo_Cargo_Comissao_Funcao_12_2016_MP_V2T.xls'#'Anexo_3_Tabela_1_Quantitati_(2'.F16]+['file:///C:/Users/User/Desktop/SUBPLAN/PORTARIAS%20SOF/5%20-%20ESMPU/Anexo%20III%20-%20tabela%201%20Quantitativo%20de%20Cargos%20em%20Comiss%E3o%20e%20Fun%E7%E3o%20de%20Confian%E7a%20ESMPU%20-%20dez2016.ods'#'Quantitativo_Fisico_Pessoal_(2'.G15]" table:style-name="ce7">
            <text:p>371</text:p>
          </table:table-cell>
          <table:table-cell office:value-type="float" office:value="0" table:formula="of:=[.F16]+[.G16]+[.H16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7]+['file:///C:/Users/User/Desktop/SUBPLAN/PORTARIAS%20SOF/2%20-%20MPM/anexo-iii-tabela-1-quantitativo_cargo_comissao_funcao-dap-2.ods'#'Quantitativo_Relatorio_Carg_(2'.J16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6]+['file:///C:/Users/User/Desktop/SUBPLAN/PORTARIAS%20SOF/5%20-%20ESMPU/Anexo%20III%20-%20tabela%201%20Quantitativo%20de%20Cargos%20em%20Comiss%E3o%20e%20Fun%E7%E3o%20de%20Confian%E7a%20ESMPU%20-%20dez2016.ods'#'Quantitativo_Fisico_Pessoal_(2'.I15]" table:style-name="ce7">
            <text:p>#REF!</text:p>
          </table:table-cell>
          <table:table-cell office:value-type="float" office:value="0" table:formula="of:=[.I16]+[.J16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10">
          <table:table-cell office:value-type="string" table:number-columns-spanned="5" table:number-rows-spanned="1" table:style-name="ce18">
            <text:p>FC-3</text:p>
          </table:table-cell>
          <table:covered-table-cell table:number-columns-repeated="4"/>
          <table:table-cell office:value-type="float" office:value="671" table:formula="of:=['file:///C:/Users/User/Desktop/SUBPLAN/PORTARIAS%20SOF/1%20-%20MPF/anexo_III_2016_xls.xls'#'Anexo_3_Tabela_1_Quantitati_(2'.D18]+['file:///C:/Users/User/Desktop/SUBPLAN/PORTARIAS%20SOF/2%20-%20MPM/anexo-iii-tabela-1-quantitativo_cargo_comissao_funcao-dap-2.ods'#'Quantitativo_Relatorio_Carg_(2'.F17]+['file:///C:/Users/User/Desktop/SUBPLAN/PORTARIAS%20SOF/3%20-%20MPDFT/anexo_iii_-_tabela_1.xls'#Quantitativo_Relatorio_Cargo_Co.F17]+['file:///C:/Users/User/Desktop/SUBPLAN/PORTARIAS%20SOF/4%20-%20MPT/Anexo_3_Tabela_1_Quantitativo_Cargo_Comissao_Funcao_12_2016_MP_V2T.xls'#'Anexo_3_Tabela_1_Quantitati_(2'.D17]+['file:///C:/Users/User/Desktop/SUBPLAN/PORTARIAS%20SOF/5%20-%20ESMPU/Anexo%20III%20-%20tabela%201%20Quantitativo%20de%20Cargos%20em%20Comiss%E3o%20e%20Fun%E7%E3o%20de%20Confian%E7a%20ESMPU%20-%20dez2016.ods'#'Quantitativo_Fisico_Pessoal_(2'.E16]" table:style-name="ce7">
            <text:p>671</text:p>
          </table:table-cell>
          <table:table-cell office:value-type="float" office:value="0" table:formula="of:=['file:///C:/Users/User/Desktop/SUBPLAN/PORTARIAS%20SOF/1%20-%20MPF/anexo_III_2016_xls.xls'#'Anexo_3_Tabela_1_Quantitati_(2'.E18]+['file:///C:/Users/User/Desktop/SUBPLAN/PORTARIAS%20SOF/2%20-%20MPM/anexo-iii-tabela-1-quantitativo_cargo_comissao_funcao-dap-2.ods'#'Quantitativo_Relatorio_Carg_(2'.G17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7]+['file:///C:/Users/User/Desktop/SUBPLAN/PORTARIAS%20SOF/5%20-%20ESMPU/Anexo%20III%20-%20tabela%201%20Quantitativo%20de%20Cargos%20em%20Comiss%E3o%20e%20Fun%E7%E3o%20de%20Confian%E7a%20ESMPU%20-%20dez2016.ods'#'Quantitativo_Fisico_Pessoal_(2'.F16]" table:style-name="ce7">
            <text:p>#REF!</text:p>
          </table:table-cell>
          <table:table-cell office:value-type="float" office:value="299" table:formula="of:=['file:///C:/Users/User/Desktop/SUBPLAN/PORTARIAS%20SOF/1%20-%20MPF/anexo_III_2016_xls.xls'#'Anexo_3_Tabela_1_Quantitati_(2'.F18]+['file:///C:/Users/User/Desktop/SUBPLAN/PORTARIAS%20SOF/2%20-%20MPM/anexo-iii-tabela-1-quantitativo_cargo_comissao_funcao-dap-2.ods'#'Quantitativo_Relatorio_Carg_(2'.H17]+['file:///C:/Users/User/Desktop/SUBPLAN/PORTARIAS%20SOF/3%20-%20MPDFT/anexo_iii_-_tabela_1.xls'#Quantitativo_Relatorio_Cargo_Co.G17]+['file:///C:/Users/User/Desktop/SUBPLAN/PORTARIAS%20SOF/4%20-%20MPT/Anexo_3_Tabela_1_Quantitativo_Cargo_Comissao_Funcao_12_2016_MP_V2T.xls'#'Anexo_3_Tabela_1_Quantitati_(2'.F17]+['file:///C:/Users/User/Desktop/SUBPLAN/PORTARIAS%20SOF/5%20-%20ESMPU/Anexo%20III%20-%20tabela%201%20Quantitativo%20de%20Cargos%20em%20Comiss%E3o%20e%20Fun%E7%E3o%20de%20Confian%E7a%20ESMPU%20-%20dez2016.ods'#'Quantitativo_Fisico_Pessoal_(2'.G16]" table:style-name="ce7">
            <text:p>299</text:p>
          </table:table-cell>
          <table:table-cell office:value-type="float" office:value="0" table:formula="of:=[.F17]+[.G17]+[.H17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8]+['file:///C:/Users/User/Desktop/SUBPLAN/PORTARIAS%20SOF/2%20-%20MPM/anexo-iii-tabela-1-quantitativo_cargo_comissao_funcao-dap-2.ods'#'Quantitativo_Relatorio_Carg_(2'.J17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7]+['file:///C:/Users/User/Desktop/SUBPLAN/PORTARIAS%20SOF/5%20-%20ESMPU/Anexo%20III%20-%20tabela%201%20Quantitativo%20de%20Cargos%20em%20Comiss%E3o%20e%20Fun%E7%E3o%20de%20Confian%E7a%20ESMPU%20-%20dez2016.ods'#'Quantitativo_Fisico_Pessoal_(2'.I16]" table:style-name="ce7">
            <text:p>#REF!</text:p>
          </table:table-cell>
          <table:table-cell office:value-type="float" office:value="0" table:formula="of:=[.I17]+[.J17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8">
            <text:p>FC-2</text:p>
          </table:table-cell>
          <table:covered-table-cell table:number-columns-repeated="4"/>
          <table:table-cell office:value-type="float" office:value="2255" table:formula="of:=['file:///C:/Users/User/Desktop/SUBPLAN/PORTARIAS%20SOF/1%20-%20MPF/anexo_III_2016_xls.xls'#'Anexo_3_Tabela_1_Quantitati_(2'.D19]+['file:///C:/Users/User/Desktop/SUBPLAN/PORTARIAS%20SOF/2%20-%20MPM/anexo-iii-tabela-1-quantitativo_cargo_comissao_funcao-dap-2.ods'#'Quantitativo_Relatorio_Carg_(2'.F18]+['file:///C:/Users/User/Desktop/SUBPLAN/PORTARIAS%20SOF/3%20-%20MPDFT/anexo_iii_-_tabela_1.xls'#Quantitativo_Relatorio_Cargo_Co.F18]+['file:///C:/Users/User/Desktop/SUBPLAN/PORTARIAS%20SOF/4%20-%20MPT/Anexo_3_Tabela_1_Quantitativo_Cargo_Comissao_Funcao_12_2016_MP_V2T.xls'#'Anexo_3_Tabela_1_Quantitati_(2'.D18]+['file:///C:/Users/User/Desktop/SUBPLAN/PORTARIAS%20SOF/5%20-%20ESMPU/Anexo%20III%20-%20tabela%201%20Quantitativo%20de%20Cargos%20em%20Comiss%E3o%20e%20Fun%E7%E3o%20de%20Confian%E7a%20ESMPU%20-%20dez2016.ods'#'Quantitativo_Fisico_Pessoal_(2'.E17]" table:style-name="ce7">
            <text:p>2255</text:p>
          </table:table-cell>
          <table:table-cell office:value-type="float" office:value="0" table:formula="of:=['file:///C:/Users/User/Desktop/SUBPLAN/PORTARIAS%20SOF/1%20-%20MPF/anexo_III_2016_xls.xls'#'Anexo_3_Tabela_1_Quantitati_(2'.E19]+['file:///C:/Users/User/Desktop/SUBPLAN/PORTARIAS%20SOF/2%20-%20MPM/anexo-iii-tabela-1-quantitativo_cargo_comissao_funcao-dap-2.ods'#'Quantitativo_Relatorio_Carg_(2'.G18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8]+['file:///C:/Users/User/Desktop/SUBPLAN/PORTARIAS%20SOF/5%20-%20ESMPU/Anexo%20III%20-%20tabela%201%20Quantitativo%20de%20Cargos%20em%20Comiss%E3o%20e%20Fun%E7%E3o%20de%20Confian%E7a%20ESMPU%20-%20dez2016.ods'#'Quantitativo_Fisico_Pessoal_(2'.F17]" table:style-name="ce7">
            <text:p>#REF!</text:p>
          </table:table-cell>
          <table:table-cell office:value-type="float" office:value="460" table:formula="of:=['file:///C:/Users/User/Desktop/SUBPLAN/PORTARIAS%20SOF/1%20-%20MPF/anexo_III_2016_xls.xls'#'Anexo_3_Tabela_1_Quantitati_(2'.F19]+['file:///C:/Users/User/Desktop/SUBPLAN/PORTARIAS%20SOF/2%20-%20MPM/anexo-iii-tabela-1-quantitativo_cargo_comissao_funcao-dap-2.ods'#'Quantitativo_Relatorio_Carg_(2'.H18]+['file:///C:/Users/User/Desktop/SUBPLAN/PORTARIAS%20SOF/3%20-%20MPDFT/anexo_iii_-_tabela_1.xls'#Quantitativo_Relatorio_Cargo_Co.G18]+['file:///C:/Users/User/Desktop/SUBPLAN/PORTARIAS%20SOF/4%20-%20MPT/Anexo_3_Tabela_1_Quantitativo_Cargo_Comissao_Funcao_12_2016_MP_V2T.xls'#'Anexo_3_Tabela_1_Quantitati_(2'.F18]+['file:///C:/Users/User/Desktop/SUBPLAN/PORTARIAS%20SOF/5%20-%20ESMPU/Anexo%20III%20-%20tabela%201%20Quantitativo%20de%20Cargos%20em%20Comiss%E3o%20e%20Fun%E7%E3o%20de%20Confian%E7a%20ESMPU%20-%20dez2016.ods'#'Quantitativo_Fisico_Pessoal_(2'.G17]" table:style-name="ce7">
            <text:p>460</text:p>
          </table:table-cell>
          <table:table-cell office:value-type="float" office:value="0" table:formula="of:=[.F18]+[.G18]+[.H18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9]+['file:///C:/Users/User/Desktop/SUBPLAN/PORTARIAS%20SOF/2%20-%20MPM/anexo-iii-tabela-1-quantitativo_cargo_comissao_funcao-dap-2.ods'#'Quantitativo_Relatorio_Carg_(2'.J18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8]+['file:///C:/Users/User/Desktop/SUBPLAN/PORTARIAS%20SOF/5%20-%20ESMPU/Anexo%20III%20-%20tabela%201%20Quantitativo%20de%20Cargos%20em%20Comiss%E3o%20e%20Fun%E7%E3o%20de%20Confian%E7a%20ESMPU%20-%20dez2016.ods'#'Quantitativo_Fisico_Pessoal_(2'.I17]" table:style-name="ce7">
            <text:p>#REF!</text:p>
          </table:table-cell>
          <table:table-cell office:value-type="float" office:value="0" table:formula="of:=[.I18]+[.J18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8">
            <text:p>FC-1</text:p>
          </table:table-cell>
          <table:covered-table-cell table:number-columns-repeated="4"/>
          <table:table-cell office:value-type="float" office:value="925" table:formula="of:=['file:///C:/Users/User/Desktop/SUBPLAN/PORTARIAS%20SOF/1%20-%20MPF/anexo_III_2016_xls.xls'#'Anexo_3_Tabela_1_Quantitati_(2'.D20]+['file:///C:/Users/User/Desktop/SUBPLAN/PORTARIAS%20SOF/2%20-%20MPM/anexo-iii-tabela-1-quantitativo_cargo_comissao_funcao-dap-2.ods'#'Quantitativo_Relatorio_Carg_(2'.F19]+['file:///C:/Users/User/Desktop/SUBPLAN/PORTARIAS%20SOF/3%20-%20MPDFT/anexo_iii_-_tabela_1.xls'#Quantitativo_Relatorio_Cargo_Co.F19]+['file:///C:/Users/User/Desktop/SUBPLAN/PORTARIAS%20SOF/4%20-%20MPT/Anexo_3_Tabela_1_Quantitativo_Cargo_Comissao_Funcao_12_2016_MP_V2T.xls'#'Anexo_3_Tabela_1_Quantitati_(2'.D19]+['file:///C:/Users/User/Desktop/SUBPLAN/PORTARIAS%20SOF/5%20-%20ESMPU/Anexo%20III%20-%20tabela%201%20Quantitativo%20de%20Cargos%20em%20Comiss%E3o%20e%20Fun%E7%E3o%20de%20Confian%E7a%20ESMPU%20-%20dez2016.ods'#'Quantitativo_Fisico_Pessoal_(2'.E18]" table:style-name="ce7">
            <text:p>925</text:p>
          </table:table-cell>
          <table:table-cell office:value-type="float" office:value="0" table:formula="of:=['file:///C:/Users/User/Desktop/SUBPLAN/PORTARIAS%20SOF/1%20-%20MPF/anexo_III_2016_xls.xls'#'Anexo_3_Tabela_1_Quantitati_(2'.E20]+['file:///C:/Users/User/Desktop/SUBPLAN/PORTARIAS%20SOF/2%20-%20MPM/anexo-iii-tabela-1-quantitativo_cargo_comissao_funcao-dap-2.ods'#'Quantitativo_Relatorio_Carg_(2'.G19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9]+['file:///C:/Users/User/Desktop/SUBPLAN/PORTARIAS%20SOF/5%20-%20ESMPU/Anexo%20III%20-%20tabela%201%20Quantitativo%20de%20Cargos%20em%20Comiss%E3o%20e%20Fun%E7%E3o%20de%20Confian%E7a%20ESMPU%20-%20dez2016.ods'#'Quantitativo_Fisico_Pessoal_(2'.F18]" table:style-name="ce7">
            <text:p>#REF!</text:p>
          </table:table-cell>
          <table:table-cell office:value-type="float" office:value="75" table:formula="of:=['file:///C:/Users/User/Desktop/SUBPLAN/PORTARIAS%20SOF/1%20-%20MPF/anexo_III_2016_xls.xls'#'Anexo_3_Tabela_1_Quantitati_(2'.F20]+['file:///C:/Users/User/Desktop/SUBPLAN/PORTARIAS%20SOF/2%20-%20MPM/anexo-iii-tabela-1-quantitativo_cargo_comissao_funcao-dap-2.ods'#'Quantitativo_Relatorio_Carg_(2'.H19]+['file:///C:/Users/User/Desktop/SUBPLAN/PORTARIAS%20SOF/3%20-%20MPDFT/anexo_iii_-_tabela_1.xls'#Quantitativo_Relatorio_Cargo_Co.G19]+['file:///C:/Users/User/Desktop/SUBPLAN/PORTARIAS%20SOF/4%20-%20MPT/Anexo_3_Tabela_1_Quantitativo_Cargo_Comissao_Funcao_12_2016_MP_V2T.xls'#'Anexo_3_Tabela_1_Quantitati_(2'.F19]+['file:///C:/Users/User/Desktop/SUBPLAN/PORTARIAS%20SOF/5%20-%20ESMPU/Anexo%20III%20-%20tabela%201%20Quantitativo%20de%20Cargos%20em%20Comiss%E3o%20e%20Fun%E7%E3o%20de%20Confian%E7a%20ESMPU%20-%20dez2016.ods'#'Quantitativo_Fisico_Pessoal_(2'.G18]" table:style-name="ce7">
            <text:p>75</text:p>
          </table:table-cell>
          <table:table-cell office:value-type="float" office:value="0" table:formula="of:=[.F19]+[.G19]+[.H19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20]+['file:///C:/Users/User/Desktop/SUBPLAN/PORTARIAS%20SOF/2%20-%20MPM/anexo-iii-tabela-1-quantitativo_cargo_comissao_funcao-dap-2.ods'#'Quantitativo_Relatorio_Carg_(2'.J19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9]+['file:///C:/Users/User/Desktop/SUBPLAN/PORTARIAS%20SOF/5%20-%20ESMPU/Anexo%20III%20-%20tabela%201%20Quantitativo%20de%20Cargos%20em%20Comiss%E3o%20e%20Fun%E7%E3o%20de%20Confian%E7a%20ESMPU%20-%20dez2016.ods'#'Quantitativo_Fisico_Pessoal_(2'.I18]" table:style-name="ce7">
            <text:p>#REF!</text:p>
          </table:table-cell>
          <table:table-cell office:value-type="float" office:value="0" table:formula="of:=[.I19]+[.J19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9">
            <text:p>Total</text:p>
          </table:table-cell>
          <table:covered-table-cell table:number-columns-repeated="4"/>
          <table:table-cell office:value-type="float" office:value="5942" table:formula="of:=SUM([.F10:.F19])" table:style-name="ce10">
            <text:p>5.942</text:p>
          </table:table-cell>
          <table:table-cell office:value-type="float" office:value="0" table:formula="of:=SUM([.G10:.G19])" table:style-name="ce11">
            <text:p>#REF!</text:p>
          </table:table-cell>
          <table:table-cell office:value-type="float" office:value="2488" table:formula="of:=SUM([.H10:.H19])" table:style-name="ce10">
            <text:p>2.488</text:p>
          </table:table-cell>
          <table:table-cell office:value-type="float" office:value="0" table:formula="of:=SUM([.I10:.I19])" table:style-name="ce11">
            <text:p>#REF!</text:p>
          </table:table-cell>
          <table:table-cell office:value-type="float" office:value="0" table:formula="of:=SUM([.J10:.J19])" table:style-name="ce11">
            <text:p>#REF!</text:p>
          </table:table-cell>
          <table:table-cell office:value-type="float" office:value="0" table:formula="of:=SUM([.K10:.K19])" table:style-name="ce10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table:style-name="ce12"/>
          <table:table-cell table:number-columns-repeated="20" table:style-name="ce2"/>
          <table:table-cell table:number-columns-repeated="16363"/>
        </table:table-row>
        <table:table-row table:style-name="ro11">
          <table:table-cell table:number-columns-spanned="5" table:number-rows-spanned="1" table:style-name="ce20"/>
          <table:covered-table-cell table:number-columns-repeated="4"/>
          <table:table-cell table:number-columns-repeated="16" table:style-name="ce2"/>
          <table:table-cell table:number-columns-repeated="16363"/>
        </table:table-row>
        <table:table-row table:style-name="ro4">
          <table:table-cell table:number-columns-repeated="15" table:style-name="ce2"/>
          <table:table-cell table:number-columns-repeated="16369" table:style-name="ce1"/>
        </table:table-row>
        <table:table-row table:number-rows-repeated="1048553" table:style-name="ro12">
          <table:table-cell table:number-columns-repeated="16384"/>
        </table:table-row>
      </table:table>
      <table:table table:name="Quantitativo_Relatorio_Carg_(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number-columns-repeated="15" table:style-name="ce2"/>
          <table:table-cell table:number-columns-repeated="16369" table:style-name="ce1"/>
        </table:table-row>
        <table:table-row table:style-name="ro2">
          <table:table-cell office:value-type="string" table:number-columns-spanned="12" table:number-rows-spanned="1" table:style-name="ce13">
            <text:p>ANEXO III - QUANTITATIVO DE CARGO EM COMISSÃO E FUNÇÃO DE CONFIANÇA</text:p>
          </table:table-cell>
          <table:covered-table-cell table:number-columns-repeated="11"/>
          <table:table-cell table:number-columns-repeated="3" table:style-name="ce2"/>
          <table:table-cell table:number-columns-repeated="16369" table:style-name="ce1"/>
        </table:table-row>
        <table:table-row table:style-name="ro3"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3" table:style-name="ce2"/>
          <table:table-cell table:number-columns-repeated="16369" table:style-name="ce1"/>
        </table:table-row>
        <table:table-row table:style-name="ro4">
          <table:table-cell table:number-columns-repeated="15" table:style-name="ce2"/>
          <table:table-cell table:number-columns-repeated="16369" table:style-name="ce1"/>
        </table:table-row>
        <table:table-row table:style-name="ro5">
          <table:table-cell office:value-type="string" table:number-columns-spanned="8" table:number-rows-spanned="1" table:style-name="ce14">
            <text:p>PODER/ÓRGÃO/UNIDADE: MINISTÉRIO PÚBLICO DA UNIÃO - MPU</text:p>
          </table:table-cell>
          <table:covered-table-cell table:number-columns-repeated="7"/>
          <table:table-cell table:style-name="ce2"/>
          <table:table-cell office:value-type="string" table:style-name="ce3">
            <text:p>Posição:</text:p>
          </table:table-cell>
          <table:table-cell office:value-type="date" office:date-value="2020-08-01T00:00:00" table:style-name="ce4">
            <text:p>ago/20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6">
          <table:table-cell office:value-type="string" table:number-columns-spanned="5" table:number-rows-spanned="4" table:style-name="ce15">
            <text:p>DENOMINAÇÃO</text:p>
          </table:table-cell>
          <table:covered-table-cell table:number-columns-repeated="4"/>
          <table:table-cell office:value-type="string" table:number-columns-spanned="6" table:number-rows-spanned="1" table:style-name="ce16">
            <text:p>QUANTIDADE</text:p>
          </table:table-cell>
          <table:covered-table-cell table:number-columns-repeated="5"/>
          <table:table-cell table:number-columns-repeated="4" table:style-name="ce2"/>
          <table:table-cell table:number-columns-repeated="16369" table:style-name="ce1"/>
        </table:table-row>
        <table:table-row table:style-name="ro5">
          <table:covered-table-cell/>
          <table:covered-table-cell table:number-columns-repeated="4"/>
          <table:table-cell office:value-type="string" table:number-columns-spanned="4" table:number-rows-spanned="1" table:style-name="ce17">
            <text:p>OCUPADO</text:p>
          </table:table-cell>
          <table:covered-table-cell table:number-columns-repeated="3"/>
          <table:table-cell office:value-type="string" table:number-columns-spanned="1" table:number-rows-spanned="3" table:style-name="ce17">
            <text:p>VAGO</text:p>
          </table:table-cell>
          <table:table-cell office:value-type="string" table:number-columns-spanned="1" table:number-rows-spanned="3" table:style-name="ce16">
            <text:p>TOTAL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7">
          <table:covered-table-cell/>
          <table:covered-table-cell table:number-columns-repeated="4"/>
          <table:table-cell office:value-type="string" table:number-columns-spanned="2" table:number-rows-spanned="1" table:style-name="ce17">
            <text:p>COM VÍNCULO</text:p>
          </table:table-cell>
          <table:covered-table-cell/>
          <table:table-cell office:value-type="string" table:number-columns-spanned="1" table:number-rows-spanned="2" table:style-name="ce17">
            <text:p>SEM<text:s/></text:p>
            <text:p>VÍNCULO</text:p>
          </table:table-cell>
          <table:table-cell office:value-type="string" table:number-columns-spanned="1" table:number-rows-spanned="2" table:style-name="ce17">
            <text:p>SUBTOTAL</text:p>
          </table:table-cell>
          <table:covered-table-cell/>
          <table:covered-table-cell/>
          <table:table-cell table:number-columns-repeated="4" table:style-name="ce2"/>
          <table:table-cell table:number-columns-repeated="16369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5">
            <text:p>COM OPÇÃO</text:p>
          </table:table-cell>
          <table:table-cell office:value-type="string" table:style-name="ce6">
            <text:p>SEM OPÇÃO</text:p>
          </table:table-cell>
          <table:covered-table-cell/>
          <table:covered-table-cell/>
          <table:covered-table-cell/>
          <table:covered-table-cell/>
          <table:table-cell table:number-columns-repeated="8" table:style-name="ce2"/>
          <table:table-cell table:number-columns-repeated="16365"/>
        </table:table-row>
        <table:table-row table:style-name="ro9">
          <table:table-cell office:value-type="string" table:number-columns-spanned="5" table:number-rows-spanned="1" table:style-name="ce18">
            <text:p>CC-7</text:p>
          </table:table-cell>
          <table:covered-table-cell table:number-columns-repeated="4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9">
            <text:p>2</text:p>
          </table:table-cell>
          <table:table-cell table:style-name="ce21"/>
          <table:table-cell table:number-columns-repeated="7" table:style-name="ce2"/>
          <table:table-cell table:number-columns-repeated="16365"/>
        </table:table-row>
        <table:table-row table:style-name="ro9">
          <table:table-cell office:value-type="string" table:number-columns-spanned="5" table:number-rows-spanned="1" table:style-name="ce18">
            <text:p>CC-6</text:p>
          </table:table-cell>
          <table:covered-table-cell table:number-columns-repeated="4"/>
          <table:table-cell office:value-type="float" office:value="46" table:style-name="ce7">
            <text:p>46</text:p>
          </table:table-cell>
          <table:table-cell office:value-type="float" office:value="0" table:style-name="ce7">
            <text:p>0</text:p>
          </table:table-cell>
          <table:table-cell office:value-type="float" office:value="16" table:style-name="ce7">
            <text:p>16</text:p>
          </table:table-cell>
          <table:table-cell office:value-type="float" office:value="62" table:style-name="ce8">
            <text:p>62</text:p>
          </table:table-cell>
          <table:table-cell office:value-type="float" office:value="3" table:style-name="ce7">
            <text:p>3</text:p>
          </table:table-cell>
          <table:table-cell office:value-type="float" office:value="65" table:style-name="ce9">
            <text:p>65</text:p>
          </table:table-cell>
          <table:table-cell table:style-name="ce21"/>
          <table:table-cell table:number-columns-repeated="3" table:style-name="ce2"/>
          <table:table-cell table:number-columns-repeated="16369" table:style-name="ce1"/>
        </table:table-row>
        <table:table-row table:style-name="ro10">
          <table:table-cell office:value-type="string" table:number-columns-spanned="5" table:number-rows-spanned="1" table:style-name="ce18">
            <text:p>CC-5</text:p>
          </table:table-cell>
          <table:covered-table-cell table:number-columns-repeated="4"/>
          <table:table-cell office:value-type="float" office:value="207" table:style-name="ce7">
            <text:p>207</text:p>
          </table:table-cell>
          <table:table-cell office:value-type="float" office:value="0" table:style-name="ce7">
            <text:p>0</text:p>
          </table:table-cell>
          <table:table-cell office:value-type="float" office:value="61" table:style-name="ce7">
            <text:p>61</text:p>
          </table:table-cell>
          <table:table-cell office:value-type="float" office:value="268" table:style-name="ce8">
            <text:p>268</text:p>
          </table:table-cell>
          <table:table-cell office:value-type="float" office:value="2" table:style-name="ce7">
            <text:p>2</text:p>
          </table:table-cell>
          <table:table-cell office:value-type="float" office:value="270" table:style-name="ce9">
            <text:p>270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4</text:p>
          </table:table-cell>
          <table:covered-table-cell table:number-columns-repeated="4"/>
          <table:table-cell office:value-type="float" office:value="520" table:style-name="ce7">
            <text:p>520</text:p>
          </table:table-cell>
          <table:table-cell office:value-type="float" office:value="0" table:style-name="ce7">
            <text:p>0</text:p>
          </table:table-cell>
          <table:table-cell office:value-type="float" office:value="257" table:style-name="ce7">
            <text:p>257</text:p>
          </table:table-cell>
          <table:table-cell office:value-type="float" office:value="777" table:style-name="ce8">
            <text:p>777</text:p>
          </table:table-cell>
          <table:table-cell office:value-type="float" office:value="9" table:style-name="ce7">
            <text:p>9</text:p>
          </table:table-cell>
          <table:table-cell office:value-type="float" office:value="786" table:style-name="ce9">
            <text:p>786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3</text:p>
          </table:table-cell>
          <table:covered-table-cell table:number-columns-repeated="4"/>
          <table:table-cell office:value-type="float" office:value="308" table:style-name="ce7">
            <text:p>308</text:p>
          </table:table-cell>
          <table:table-cell office:value-type="float" office:value="1" table:style-name="ce7">
            <text:p>1</text:p>
          </table:table-cell>
          <table:table-cell office:value-type="float" office:value="47" table:style-name="ce7">
            <text:p>47</text:p>
          </table:table-cell>
          <table:table-cell office:value-type="float" office:value="356" table:style-name="ce8">
            <text:p>356</text:p>
          </table:table-cell>
          <table:table-cell office:value-type="float" office:value="15" table:style-name="ce7">
            <text:p>15</text:p>
          </table:table-cell>
          <table:table-cell office:value-type="float" office:value="371" table:style-name="ce9">
            <text:p>371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2</text:p>
          </table:table-cell>
          <table:covered-table-cell table:number-columns-repeated="4"/>
          <table:table-cell office:value-type="float" office:value="1439" table:style-name="ce7">
            <text:p>1439</text:p>
          </table:table-cell>
          <table:table-cell office:value-type="float" office:value="3" table:style-name="ce7">
            <text:p>3</text:p>
          </table:table-cell>
          <table:table-cell office:value-type="float" office:value="899" table:style-name="ce7">
            <text:p>899</text:p>
          </table:table-cell>
          <table:table-cell office:value-type="float" office:value="2341" table:style-name="ce8">
            <text:p>2.341</text:p>
          </table:table-cell>
          <table:table-cell office:value-type="float" office:value="440" table:style-name="ce7">
            <text:p>440</text:p>
          </table:table-cell>
          <table:table-cell office:value-type="float" office:value="2781" table:style-name="ce9">
            <text:p>2.781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1</text:p>
          </table:table-cell>
          <table:covered-table-cell table:number-columns-repeated="4"/>
          <table:table-cell office:value-type="float" office:value="518" table:style-name="ce7">
            <text:p>518</text:p>
          </table:table-cell>
          <table:table-cell office:value-type="float" office:value="1" table:style-name="ce7">
            <text:p>1</text:p>
          </table:table-cell>
          <table:table-cell office:value-type="float" office:value="145" table:style-name="ce7">
            <text:p>145</text:p>
          </table:table-cell>
          <table:table-cell office:value-type="float" office:value="664" table:style-name="ce8">
            <text:p>664</text:p>
          </table:table-cell>
          <table:table-cell office:value-type="float" office:value="7" table:style-name="ce7">
            <text:p>7</text:p>
          </table:table-cell>
          <table:table-cell office:value-type="float" office:value="671" table:style-name="ce9">
            <text:p>671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10">
          <table:table-cell office:value-type="string" table:number-columns-spanned="5" table:number-rows-spanned="1" table:style-name="ce18">
            <text:p>FC-3</text:p>
          </table:table-cell>
          <table:covered-table-cell table:number-columns-repeated="4"/>
          <table:table-cell office:value-type="float" office:value="1004" table:style-name="ce7">
            <text:p>100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04" table:style-name="ce8">
            <text:p>1.004</text:p>
          </table:table-cell>
          <table:table-cell office:value-type="float" office:value="74" table:style-name="ce7">
            <text:p>74</text:p>
          </table:table-cell>
          <table:table-cell office:value-type="float" office:value="1078" table:style-name="ce9">
            <text:p>1.078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FC-2</text:p>
          </table:table-cell>
          <table:covered-table-cell table:number-columns-repeated="4"/>
          <table:table-cell office:value-type="float" office:value="2697" table:style-name="ce7">
            <text:p>2697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2707" table:style-name="ce8">
            <text:p>2.707</text:p>
          </table:table-cell>
          <table:table-cell office:value-type="float" office:value="192" table:style-name="ce7">
            <text:p>192</text:p>
          </table:table-cell>
          <table:table-cell office:value-type="float" office:value="2899" table:style-name="ce9">
            <text:p>2.899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FC-1</text:p>
          </table:table-cell>
          <table:covered-table-cell table:number-columns-repeated="4"/>
          <table:table-cell office:value-type="float" office:value="990" table:style-name="ce7">
            <text:p>99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994" table:style-name="ce8">
            <text:p>994</text:p>
          </table:table-cell>
          <table:table-cell office:value-type="float" office:value="161" table:style-name="ce7">
            <text:p>161</text:p>
          </table:table-cell>
          <table:table-cell office:value-type="float" office:value="1155" table:style-name="ce9">
            <text:p>1.155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NE</text:p>
          </table:table-cell>
          <table:covered-table-cell table:number-columns-repeated="4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41" table:style-name="ce7">
            <text:p>441</text:p>
          </table:table-cell>
          <table:table-cell office:value-type="float" office:value="443" table:style-name="ce9">
            <text:p>443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9">
            <text:p>Total</text:p>
          </table:table-cell>
          <table:covered-table-cell table:number-columns-repeated="4"/>
          <table:table-cell office:value-type="float" office:value="7730" table:style-name="ce10">
            <text:p>7.730</text:p>
          </table:table-cell>
          <table:table-cell office:value-type="float" office:value="9" table:style-name="ce11">
            <text:p>9</text:p>
          </table:table-cell>
          <table:table-cell office:value-type="float" office:value="1436" table:style-name="ce10">
            <text:p>1.436</text:p>
          </table:table-cell>
          <table:table-cell office:value-type="float" office:value="9175" table:style-name="ce11">
            <text:p>9.175</text:p>
          </table:table-cell>
          <table:table-cell office:value-type="float" office:value="905" table:style-name="ce11">
            <text:p>905</text:p>
          </table:table-cell>
          <table:table-cell office:value-type="float" office:value="10521" table:style-name="ce10">
            <text:p>10.521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9">
          <table:table-cell table:style-name="ce12"/>
          <table:table-cell table:number-columns-repeated="12" table:style-name="ce2"/>
          <table:table-cell table:number-columns-repeated="6" table:style-name="ce1"/>
          <table:table-cell table:number-columns-repeated="2" table:style-name="ce2"/>
          <table:table-cell table:number-columns-repeated="16363"/>
        </table:table-row>
        <table:table-row table:style-name="ro11">
          <table:table-cell office:value-type="string" table:number-columns-spanned="5" table:number-rows-spanned="1" table:style-name="ce23">
            <text:p>Data de Atualização: 22/05/2020</text:p>
          </table:table-cell>
          <table:covered-table-cell table:number-columns-repeated="4"/>
          <table:table-cell table:number-columns-repeated="5" table:style-name="ce22"/>
          <table:table-cell table:number-columns-repeated="3" table:style-name="ce2"/>
          <table:table-cell table:number-columns-repeated="6" table:style-name="ce1"/>
          <table:table-cell table:number-columns-repeated="2" table:style-name="ce2"/>
          <table:table-cell table:number-columns-repeated="16363"/>
        </table:table-row>
        <table:table-row table:number-rows-repeated="1048553" table:style-name="ro12">
          <table:table-cell table:number-columns-repeated="16384"/>
        </table:table-row>
      </table:table>
      <table:table table:name="'file:///C:/Users/User/Desktop/SUBPLAN/PORTARIAS%20SOF/1%20-%20MPF/anexo_III_2016_xls.xls'#Anexo_3_Tabela_1_Quantitativo_R" table:style-name="ta3">
        <table:table-source xlink:href="file:///C:/Users/User/Desktop/SUBPLAN/PORTARIAS%20SOF/1%20-%20MPF/anexo_III_2016_xls.xls" table:table-name="Anexo_3_Tabela_1_Quantitativo_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1%20-%20MPF/anexo_III_2016_xls.xls'#Anexo_3_Tabela_1_Quantitati_(2" table:style-name="ta3">
        <table:table-source xlink:href="file:///C:/Users/User/Desktop/SUBPLAN/PORTARIAS%20SOF/1%20-%20MPF/anexo_III_2016_xls.xls" table:table-name="Anexo_3_Tabela_1_Quantitati_(2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3"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53"/>
          <table:table-cell office:value-type="float" office:value="0"/>
          <table:table-cell office:value-type="float" office:value="12"/>
          <table:table-cell/>
          <table:table-cell office:value-type="float" office:value="2"/>
          <table:table-cell table:number-columns-repeated="16376"/>
        </table:table-row>
        <table:table-row>
          <table:table-cell table:number-columns-repeated="3"/>
          <table:table-cell office:value-type="float" office:value="180"/>
          <table:table-cell office:value-type="float" office:value="0"/>
          <table:table-cell office:value-type="float" office:value="38"/>
          <table:table-cell/>
          <table:table-cell office:value-type="float" office:value="4"/>
          <table:table-cell table:number-columns-repeated="16376"/>
        </table:table-row>
        <table:table-row>
          <table:table-cell table:number-columns-repeated="3"/>
          <table:table-cell office:value-type="float" office:value="111"/>
          <table:table-cell office:value-type="float" office:value="0"/>
          <table:table-cell office:value-type="float" office:value="24"/>
          <table:table-cell/>
          <table:table-cell office:value-type="float" office:value="3"/>
          <table:table-cell table:number-columns-repeated="16376"/>
        </table:table-row>
        <table:table-row>
          <table:table-cell table:number-columns-repeated="3"/>
          <table:table-cell office:value-type="float" office:value="167"/>
          <table:table-cell office:value-type="float" office:value="0"/>
          <table:table-cell office:value-type="float" office:value="12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799"/>
          <table:table-cell office:value-type="float" office:value="2"/>
          <table:table-cell office:value-type="float" office:value="599"/>
          <table:table-cell/>
          <table:table-cell office:value-type="float" office:value="772"/>
          <table:table-cell table:number-columns-repeated="16376"/>
        </table:table-row>
        <table:table-row>
          <table:table-cell table:number-columns-repeated="3"/>
          <table:table-cell office:value-type="float" office:value="90"/>
          <table:table-cell office:value-type="float" office:value="1"/>
          <table:table-cell office:value-type="float" office:value="8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434"/>
          <table:table-cell office:value-type="float" office:value="0"/>
          <table:table-cell office:value-type="float" office:value="1"/>
          <table:table-cell/>
          <table:table-cell office:value-type="float" office:value="34"/>
          <table:table-cell table:number-columns-repeated="16376"/>
        </table:table-row>
        <table:table-row>
          <table:table-cell table:number-columns-repeated="3"/>
          <table:table-cell office:value-type="float" office:value="1737"/>
          <table:table-cell office:value-type="float" office:value="4"/>
          <table:table-cell office:value-type="float" office:value="12"/>
          <table:table-cell/>
          <table:table-cell office:value-type="float" office:value="86"/>
          <table:table-cell table:number-columns-repeated="16376"/>
        </table:table-row>
        <table:table-row>
          <table:table-cell table:number-columns-repeated="3"/>
          <table:table-cell office:value-type="float" office:value="710"/>
          <table:table-cell office:value-type="float" office:value="0"/>
          <table:table-cell office:value-type="float" office:value="4"/>
          <table:table-cell/>
          <table:table-cell office:value-type="float" office:value="117"/>
          <table:table-cell table:number-columns-repeated="16376"/>
        </table:table-row>
        <table:table-row table:number-rows-repeated="1048556">
          <table:table-cell table:number-columns-repeated="16376"/>
        </table:table-row>
      </table:table>
      <table:table table:name="'file:///C:/Users/User/Desktop/SUBPLAN/PORTARIAS%20SOF/2%20-%20MPM/anexo-iii-tabela-1-quantitativo_cargo_comissao_funcao-dap-2.ods'#Quantitativo_Relatorio_Cargo_Co" table:style-name="ta3">
        <table:table-source xlink:href="file:///C:/Users/User/Desktop/SUBPLAN/PORTARIAS%20SOF/2%20-%20MPM/anexo-iii-tabela-1-quantitativo_cargo_comissao_funcao-dap-2.ods" table:table-name="Quantitativo_Relatorio_Cargo_C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2%20-%20MPM/anexo-iii-tabela-1-quantitativo_cargo_comissao_funcao-dap-2.ods'#Quantitativo_Relatorio_Carg_(2" table:style-name="ta3">
        <table:table-source xlink:href="file:///C:/Users/User/Desktop/SUBPLAN/PORTARIAS%20SOF/2%20-%20MPM/anexo-iii-tabela-1-quantitativo_cargo_comissao_funcao-dap-2.ods" table:table-name="Quantitativo_Relatorio_Carg_(2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0"/>
          <table:table-cell office:value-type="float" office:value="0"/>
          <table:table-cell office:value-type="float" office:value="4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"/>
          <table:table-cell office:value-type="float" office:value="0"/>
          <table:table-cell office:value-type="float" office:value="3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2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47"/>
          <table:table-cell office:value-type="float" office:value="0"/>
          <table:table-cell office:value-type="float" office:value="7"/>
          <table:table-cell/>
          <table:table-cell office:value-type="float" office:value="48"/>
          <table:table-cell table:number-columns-repeated="16374"/>
        </table:table-row>
        <table:table-row>
          <table:table-cell table:number-columns-repeated="5"/>
          <table:table-cell office:value-type="float" office:value="68"/>
          <table:table-cell office:value-type="float" office:value="0"/>
          <table:table-cell office:value-type="float" office:value="9"/>
          <table:table-cell/>
          <table:table-cell office:value-type="float" office:value="2"/>
          <table:table-cell table:number-columns-repeated="16374"/>
        </table:table-row>
        <table:table-row>
          <table:table-cell table:number-columns-repeated="5"/>
          <table:table-cell office:value-type="float" office:value="99"/>
          <table:table-cell office:value-type="float" office:value="0"/>
          <table:table-cell office:value-type="float" office:value="0"/>
          <table:table-cell/>
          <table:table-cell office:value-type="float" office:value="10"/>
          <table:table-cell table:number-columns-repeated="16374"/>
        </table:table-row>
        <table:table-row>
          <table:table-cell table:number-columns-repeated="5"/>
          <table:table-cell office:value-type="float" office:value="82"/>
          <table:table-cell office:value-type="float" office:value="0"/>
          <table:table-cell office:value-type="float" office:value="0"/>
          <table:table-cell/>
          <table:table-cell office:value-type="float" office:value="82"/>
          <table:table-cell table:number-columns-repeated="16374"/>
        </table:table-row>
        <table:table-row>
          <table:table-cell table:number-columns-repeated="5"/>
          <table:table-cell office:value-type="float" office:value="94"/>
          <table:table-cell office:value-type="float" office:value="0"/>
          <table:table-cell office:value-type="float" office:value="0"/>
          <table:table-cell/>
          <table:table-cell office:value-type="float" office:value="51"/>
          <table:table-cell table:number-columns-repeated="16374"/>
        </table:table-row>
        <table:table-row table:number-rows-repeated="1048557">
          <table:table-cell table:number-columns-repeated="16374"/>
        </table:table-row>
      </table:table>
      <table:table table:name="'file:///C:/Users/User/Desktop/SUBPLAN/PORTARIAS%20SOF/3%20-%20MPDFT/anexo_iii_-_tabela_1.xls'#Quantitativo_Relatorio_Cargo_Co" table:style-name="ta3">
        <table:table-source xlink:href="file:///C:/Users/User/Desktop/SUBPLAN/PORTARIAS%20SOF/3%20-%20MPDFT/anexo_iii_-_tabela_1.xls" table:table-name="Quantitativo_Relatorio_Cargo_Co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0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18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92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31"/>
          <table:table-cell table:number-columns-repeated="16377"/>
        </table:table-row>
        <table:table-row>
          <table:table-cell table:number-columns-repeated="5"/>
          <table:table-cell office:value-type="float" office:value="1"/>
          <table:table-cell office:value-type="float" office:value="202"/>
          <table:table-cell table:number-columns-repeated="16377"/>
        </table:table-row>
        <table:table-row>
          <table:table-cell table:number-columns-repeated="5"/>
          <table:table-cell office:value-type="float" office:value="2"/>
          <table:table-cell office:value-type="float" office:value="316"/>
          <table:table-cell table:number-columns-repeated="16377"/>
        </table:table-row>
        <table:table-row>
          <table:table-cell table:number-columns-repeated="5"/>
          <table:table-cell office:value-type="float" office:value="3"/>
          <table:table-cell office:value-type="float" office:value="298"/>
          <table:table-cell table:number-columns-repeated="16377"/>
        </table:table-row>
        <table:table-row>
          <table:table-cell table:number-columns-repeated="5"/>
          <table:table-cell office:value-type="float" office:value="7"/>
          <table:table-cell office:value-type="float" office:value="447"/>
          <table:table-cell table:number-columns-repeated="16377"/>
        </table:table-row>
        <table:table-row>
          <table:table-cell table:number-columns-repeated="5"/>
          <table:table-cell office:value-type="float" office:value="7"/>
          <table:table-cell office:value-type="float" office:value="71"/>
          <table:table-cell table:number-columns-repeated="16377"/>
        </table:table-row>
        <table:table-row table:number-rows-repeated="1048557">
          <table:table-cell table:number-columns-repeated="16377"/>
        </table:table-row>
      </table:table>
      <table:table table:name="'file:///C:/Users/User/Desktop/SUBPLAN/PORTARIAS%20SOF/4%20-%20MPT/Anexo_3_Tabela_1_Quantitativo_Cargo_Comissao_Funcao_12_2016_MP_V2T.xls'#Anexo_3_Tabela_1_Quantitativo_R" table:style-name="ta3">
        <table:table-source xlink:href="file:///C:/Users/User/Desktop/SUBPLAN/PORTARIAS%20SOF/4%20-%20MPT/Anexo_3_Tabela_1_Quantitativo_Cargo_Comissao_Funcao_12_2016_MP_V2T.xls" table:table-name="Anexo_3_Tabela_1_Quantitativo_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4%20-%20MPT/Anexo_3_Tabela_1_Quantitativo_Cargo_Comissao_Funcao_12_2016_MP_V2T.xls'#Anexo_3_Tabela_1_Quantitati_(2" table:style-name="ta3">
        <table:table-source xlink:href="file:///C:/Users/User/Desktop/SUBPLAN/PORTARIAS%20SOF/4%20-%20MPT/Anexo_3_Tabela_1_Quantitativo_Cargo_Comissao_Funcao_12_2016_MP_V2T.xls" table:table-name="Anexo_3_Tabela_1_Quantitati_(2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3"/>
          <table:table-cell office:value-type="float" office:value="0"/>
          <table:table-cell office:value-type="float" office:value="6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22"/>
          <table:table-cell office:value-type="float" office:value="0"/>
          <table:table-cell office:value-type="float" office:value="11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119"/>
          <table:table-cell office:value-type="float" office:value="2"/>
          <table:table-cell office:value-type="float" office:value="22"/>
          <table:table-cell/>
          <table:table-cell office:value-type="float" office:value="2"/>
          <table:table-cell table:number-columns-repeated="16376"/>
        </table:table-row>
        <table:table-row>
          <table:table-cell table:number-columns-repeated="3"/>
          <table:table-cell office:value-type="float" office:value="272"/>
          <table:table-cell office:value-type="float" office:value="1"/>
          <table:table-cell office:value-type="float" office:value="192"/>
          <table:table-cell/>
          <table:table-cell office:value-type="float" office:value="389"/>
          <table:table-cell table:number-columns-repeated="16376"/>
        </table:table-row>
        <table:table-row>
          <table:table-cell table:number-columns-repeated="3"/>
          <table:table-cell office:value-type="float" office:value="101"/>
          <table:table-cell office:value-type="float" office:value="0"/>
          <table:table-cell office:value-type="float" office:value="38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113"/>
          <table:table-cell office:value-type="float" office:value="0"/>
          <table:table-cell office:value-type="float" office:value="0"/>
          <table:table-cell/>
          <table:table-cell office:value-type="float" office:value="36"/>
          <table:table-cell table:number-columns-repeated="16376"/>
        </table:table-row>
        <table:table-row>
          <table:table-cell table:number-columns-repeated="3"/>
          <table:table-cell office:value-type="float" office:value="426"/>
          <table:table-cell office:value-type="float" office:value="0"/>
          <table:table-cell office:value-type="float" office:value="1"/>
          <table:table-cell/>
          <table:table-cell office:value-type="float" office:value="20"/>
          <table:table-cell table:number-columns-repeated="16376"/>
        </table:table-row>
        <table:table-row>
          <table:table-cell table:number-columns-repeated="3"/>
          <table:table-cell office:value-type="float" office:value="114"/>
          <table:table-cell office:value-type="float" office:value="0"/>
          <table:table-cell office:value-type="float" office:value="0"/>
          <table:table-cell/>
          <table:table-cell office:value-type="float" office:value="92"/>
          <table:table-cell table:number-columns-repeated="16376"/>
        </table:table-row>
        <table:table-row table:number-rows-repeated="1048557">
          <table:table-cell table:number-columns-repeated="16376"/>
        </table:table-row>
      </table:table>
      <table:table table:name="'file:///C:/Users/User/Desktop/SUBPLAN/PORTARIAS%20SOF/5%20-%20ESMPU/Anexo%20III%20-%20tabela%201%20Quantitativo%20de%20Cargos%20em%20Comissão%20e%20Função%20de%20Confiança%20ESMPU%20-%20dez2016.ods'#Quantitativo_Fisico_Pessoal_Mem" table:style-name="ta3">
        <table:table-source xlink:href="file:///C:/Users/User/Desktop/SUBPLAN/PORTARIAS%20SOF/5%20-%20ESMPU/Anexo%20III%20-%20tabela%201%20Quantitativo%20de%20Cargos%20em%20Comissão%20e%20Função%20de%20Confiança%20ESMPU%20-%20dez2016.ods" table:table-name="Quantitativo_Fisico_Pessoal_M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5%20-%20ESMPU/Anexo%20III%20-%20tabela%201%20Quantitativo%20de%20Cargos%20em%20Comissão%20e%20Função%20de%20Confiança%20ESMPU%20-%20dez2016.ods'#Quantitativo_Fisico_Pessoal_(2" table:style-name="ta3">
        <table:table-source xlink:href="file:///C:/Users/User/Desktop/SUBPLAN/PORTARIAS%20SOF/5%20-%20ESMPU/Anexo%20III%20-%20tabela%201%20Quantitativo%20de%20Cargos%20em%20Comissão%20e%20Função%20de%20Confiança%20ESMPU%20-%20dez2016.ods" table:table-name="Quantitativo_Fisico_Pessoal_(2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1"/>
          <table:table-cell table:number-columns-repeated="16375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office:value-type="float" office:value="2"/>
          <table:table-cell/>
          <table:table-cell office:value-type="float" office:value="1"/>
          <table:table-cell table:number-columns-repeated="16375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0"/>
          <table:table-cell/>
          <table:table-cell office:value-type="float" office:value="3"/>
          <table:table-cell table:number-columns-repeated="16375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10"/>
          <table:table-cell office:value-type="float" office:value="0"/>
          <table:table-cell office:value-type="float" office:value="7"/>
          <table:table-cell/>
          <table:table-cell office:value-type="float" office:value="17"/>
          <table:table-cell table:number-columns-repeated="16375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22"/>
          <table:table-cell office:value-type="float" office:value="0"/>
          <table:table-cell office:value-type="float" office:value="0"/>
          <table:table-cell/>
          <table:table-cell office:value-type="float" office:value="14"/>
          <table:table-cell table:number-columns-repeated="16375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0"/>
          <table:table-cell/>
          <table:table-cell office:value-type="float" office:value="2"/>
          <table:table-cell table:number-columns-repeated="16375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9"/>
          <table:table-cell table:number-columns-repeated="16375"/>
        </table:table-row>
        <table:table-row table:number-rows-repeated="1048558">
          <table:table-cell table:number-columns-repeated="16375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nica de Morais Pimentel Abbad Silveira</meta:initial-creator>
    <dc:creator>Ala Notebook</dc:creator>
    <meta:creation-date>2015-10-02T19:22:39Z</meta:creation-date>
    <dc:date>2020-09-23T20:07:16Z</dc:date>
  </office:meta>
</office:document-meta>
</file>